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9-Jul-2024</text:p>
      <text:p text:style-name="Text_20_body">PyBind</text:p>
      <text:p text:style-name="Text_20_body">To integrate C/C++ code with Python, you can use <text:span text:style-name="Source_20_Text">pybind11</text:span>, a lightweight header-only library that exposes C++ types in Python and vice versa, mainly to create Python bindings of existing C++ code. Here is a step-by-step guide to create a basic example:</text:p>
      <text:h text:style-name="Heading_20_3" text:outline-level="3">Step 1: Install pybind11</text:h>
      <text:p text:style-name="Text_20_body">First, ensure that <text:span text:style-name="Source_20_Text">pybind11</text:span> is installed. You can install it using pip:</text:p>
      <text:p text:style-name="Preformatted_20_Text">sh</text:p>
      <text:p text:style-name="Preformatted_20_Text">Copy code</text:p>
      <text:p text:style-name="P11"><text:span text:style-name="Source_20_Text">pip install pybind11</text:span></text:p>
      <text:h text:style-name="Heading_20_3" text:outline-level="3">Step 2: Write C++ Code</text:h>
      <text:p text:style-name="Text_20_body">Create a simple C++ function you want to expose to Python. For example, save this as <text:span text:style-name="Source_20_Text">example.cpp</text:span>:</text:p>
      <text:p text:style-name="Preformatted_20_Text">cpp</text:p>
      <text:p text:style-name="Preformatted_20_Text">Copy code</text:p>
      <text:p text:style-name="P10"><text:span text:style-name="Source_20_Text">#include &lt;pybind11/pybind11.h&gt;</text:span></text:p>
      <text:p text:style-name="P10"/>
      <text:p text:style-name="P10"><text:span text:style-name="Source_20_Text">int add(int i, int j) {</text:span></text:p>
      <text:p text:style-name="P10"><text:span text:style-name="Source_20_Text"><text:s text:c="4"/>return i + j;</text:span></text:p>
      <text:p text:style-name="P10"><text:span text:style-name="Source_20_Text">}</text:span></text:p>
      <text:p text:style-name="P10"/>
      <text:p text:style-name="P10"><text:span text:style-name="Source_20_Text">PYBIND11_MODULE(example, m) {</text:span></text:p>
      <text:p text:style-name="P10"><text:span text:style-name="Source_20_Text"><text:s text:c="4"/>m.def("add", &amp;add, "A function that adds two numbers");</text:span></text:p>
      <text:p text:style-name="P11"><text:span text:style-name="Source_20_Text">}</text:span></text:p>
      <text:h text:style-name="Heading_20_3" text:outline-level="3">Step 3: Create a Setup Script</text:h>
      <text:p text:style-name="Text_20_body">Create a <text:span text:style-name="Source_20_Text">setup.py</text:span> script to compile the C++ code and create a Python module:</text:p>
      <text:p text:style-name="Preformatted_20_Text">python</text:p>
      <text:p text:style-name="Preformatted_20_Text">Copy code</text:p>
      <text:p text:style-name="P10"><text:span text:style-name="Source_20_Text">from setuptools import setup, Extension</text:span></text:p>
      <text:p text:style-name="P10"><text:span text:style-name="Source_20_Text">import pybind11</text:span></text:p>
      <text:p text:style-name="P10"/>
      <text:p text:style-name="P10"><text:span text:style-name="Source_20_Text">ext_modules = [</text:span></text:p>
      <text:p text:style-name="P10"><text:span text:style-name="Source_20_Text"><text:s text:c="4"/>Extension(</text:span></text:p>
      <text:p text:style-name="P10"><text:span text:style-name="Source_20_Text"><text:s text:c="8"/>'example',</text:span></text:p>
      <text:p text:style-name="P10"><text:span text:style-name="Source_20_Text"><text:s text:c="8"/>['example.cpp'],</text:span></text:p>
      <text:p text:style-name="P10"><text:span text:style-name="Source_20_Text"><text:s text:c="8"/>include_dirs=[pybind11.get_include()],</text:span></text:p>
      <text:p text:style-name="P10"><text:span text:style-name="Source_20_Text"><text:s text:c="8"/>language='c++'</text:span></text:p>
      <text:p text:style-name="P10"><text:span text:style-name="Source_20_Text"><text:s text:c="4"/>),</text:span></text:p>
      <text:p text:style-name="P10"><text:span text:style-name="Source_20_Text">]</text:span></text:p>
      <text:p text:style-name="P10"/>
      <text:p text:style-name="P10"><text:span text:style-name="Source_20_Text">setup(</text:span></text:p>
      <text:p text:style-name="P10"><text:span text:style-name="Source_20_Text"><text:s text:c="4"/>name='example',</text:span></text:p>
      <text:p text:style-name="P10"><text:span text:style-name="Source_20_Text"><text:s text:c="4"/>ext_modules=ext_modules,</text:span></text:p>
      <text:p text:style-name="P11"><text:span text:style-name="Source_20_Text">)</text:span></text:p>
      <text:h text:style-name="Heading_20_3" text:outline-level="3">Step 4: Build the Python Module</text:h>
      <text:p text:style-name="Text_20_body">Run the setup script to build the extension:</text:p>
      <text:p text:style-name="Preformatted_20_Text"><text:soft-page-break/>sh</text:p>
      <text:p text:style-name="Preformatted_20_Text">Copy code</text:p>
      <text:p text:style-name="P11"><text:span text:style-name="Source_20_Text">python setup.py build_ext --inplace</text:span></text:p>
      <text:h text:style-name="Heading_20_3" text:outline-level="3">Step 5: Use the Module in Python</text:h>
      <text:p text:style-name="Text_20_body">Now, you can use the newly created Python module in your Python code:</text:p>
      <text:p text:style-name="Preformatted_20_Text">python</text:p>
      <text:p text:style-name="Preformatted_20_Text">Copy code</text:p>
      <text:p text:style-name="P10"><text:span text:style-name="Source_20_Text">import example</text:span></text:p>
      <text:p text:style-name="P10"/>
      <text:p text:style-name="P10"><text:span text:style-name="Source_20_Text">result = example.add(1, 2)</text:span></text:p>
      <text:p text:style-name="P11"><text:span text:style-name="Source_20_Text">print(result) <text:s/># Output should be 3</text:span></text:p>
      <text:h text:style-name="Heading_20_3" text:outline-level="3">Full Example Directory Structure</text:h>
      <text:p text:style-name="Text_20_body">Your project directory should look like this:</text:p>
      <text:p text:style-name="Preformatted_20_Text">arduino</text:p>
      <text:p text:style-name="Preformatted_20_Text">Copy code</text:p>
      <text:p text:style-name="P10"><text:span text:style-name="Source_20_Text">project/</text:span></text:p>
      <text:p text:style-name="P10"><text:span text:style-name="Source_20_Text">├── example.cpp</text:span></text:p>
      <text:p text:style-name="P10"><text:span text:style-name="Source_20_Text">├── setup.py</text:span></text:p>
      <text:p text:style-name="P11"><text:span text:style-name="Source_20_Text">└── test.py</text:span></text:p>
      <text:p text:style-name="Text_20_body"><text:span text:style-name="Source_20_Text">example.cpp</text:span> contains the C++ function, <text:span text:style-name="Source_20_Text">setup.py</text:span> is used to build the module, and <text:span text:style-name="Source_20_Text">test.py</text:span> is a simple script to test the functionality.</text:p>
      <text:h text:style-name="Heading_20_3" text:outline-level="3">Additional Information</text:h>
      <text:list xml:id="list798599334931958056" text:style-name="L1">
        <text:list-item>
          <text:p text:style-name="P6"><text:span text:style-name="Strong_20_Emphasis">Documentation</text:span>: The <text:a xlink:type="simple" xlink:href="https://pybind11.readthedocs.io/en/stable/" office:target-frame-name="_new" xlink:show="replace" text:style-name="Internet_20_link" text:visited-style-name="Visited_20_Internet_20_Link">pybind11 documentation</text:a> contains extensive information on how to expose various C++ constructs to Python.</text:p>
        </text:list-item>
        <text:list-item>
          <text:p text:style-name="P1"><text:span text:style-name="Strong_20_Emphasis">Advanced Features</text:span>: pybind11 supports more advanced features such as exposing classes, handling exceptions, and working with custom data structures.</text:p>
        </text:list-item>
      </text:list>
      <text:p text:style-name="Text_20_body">By following these steps, you can integrate C/C++ code into Python using pybind11, making it possible to leverage the performance of C/C++ in Python application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Boland</meta:initial-creator>
    <meta:creation-date>2024-07-19T20:53:21.05</meta:creation-date>
    <meta:document-statistic meta:table-count="0" meta:image-count="0" meta:object-count="0" meta:page-count="2" meta:paragraph-count="62" meta:word-count="324" meta:character-count="2101"/>
    <dc:date>2024-07-19T20:56:25.04</dc:date>
    <dc:creator>Steven Boland</dc:creator>
    <meta:editing-duration>PT3M5S</meta:editing-duration>
    <meta:editing-cycles>1</meta:editing-cycles>
    <meta:generator>OpenOffice/4.1.13$Win32 OpenOffice.org_project/4113m1$Build-9810</meta:generator>
  </office:meta>
</office:document-meta>
</file>